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ans-serif"/>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style:font-name="Ubuntu" fo:letter-spacing="normal" fo:font-style="normal" fo:font-weight="normal"/>
    </style:style>
    <style:style style:name="P2" style:family="paragraph" style:parent-style-name="Standard">
      <style:paragraph-properties fo:margin-left="0cm" fo:margin-right="0cm" fo:orphans="2" fo:widows="2" fo:text-indent="0cm" style:auto-text-indent="false"/>
      <style:text-properties fo:font-variant="normal" fo:text-transform="none" style:font-name="Ubuntu" fo:font-size="11.25pt" fo:letter-spacing="normal" fo:font-style="normal" fo:font-weight="normal"/>
    </style:style>
    <style:style style:name="P3" style:family="paragraph" style:parent-style-name="Standard">
      <style:paragraph-properties fo:margin-left="0cm" fo:margin-right="0cm" fo:orphans="2" fo:widows="2" fo:text-indent="0cm" style:auto-text-indent="false"/>
      <style:text-properties fo:font-variant="normal" fo:text-transform="none" fo:color="#656565" loext:opacity="100%" fo:letter-spacing="normal"/>
    </style:style>
    <style:style style:name="P4"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352f36" loext:opacity="100%" style:font-name="Ubuntu" fo:font-size="11.25pt" fo:letter-spacing="normal" fo:font-style="normal" fo:font-weight="bold" fo:background-color="#efefef" loext:padding-left="0cm" loext:padding-right="0cm" loext:padding-top="0cm" loext:padding-bottom="0.106cm" loext:border-left="none" loext:border-right="none" loext:border-top="none" loext:border-bottom="1.5pt solid #ffffff"/>
    </style:style>
    <style:style style:name="P5" style:family="paragraph" style:parent-style-name="Standard">
      <style:paragraph-properties fo:margin-left="0cm" fo:margin-right="0cm" fo:margin-top="0cm" fo:margin-bottom="0.499cm" style:contextual-spacing="false" fo:text-align="justify" style:justify-single-word="false" fo:orphans="2" fo:widows="2" fo:text-indent="0cm" style:auto-text-indent="false"/>
      <style:text-properties fo:color="#352f36" loext:opacity="100%" loext:padding-left="0cm" loext:padding-right="0cm" loext:padding-top="0cm" loext:padding-bottom="0.106cm" loext:border-left="none" loext:border-right="none" loext:border-top="none" loext:border-bottom="1.5pt solid #ffffff"/>
    </style:style>
    <style:style style:name="P6" style:family="paragraph" style:parent-style-name="Text_20_body" style:list-style-name="L1">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352f36" loext:opacity="100%" style:font-name="Ubuntu" fo:font-size="11.25pt" fo:letter-spacing="normal" fo:font-style="normal" fo:font-weight="normal" loext:padding-left="0cm" loext:padding-right="0cm" loext:padding-top="0cm" loext:padding-bottom="0.106cm" loext:border-left="none" loext:border-right="none" loext:border-top="none" loext:border-bottom="1.5pt solid #ffffff"/>
    </style:style>
    <style:style style:name="P7" style:family="paragraph" style:parent-style-name="Standard">
      <style:paragraph-properties fo:margin-left="0cm" fo:margin-right="0cm" fo:orphans="2" fo:widows="2" fo:text-indent="0cm" style:auto-text-indent="false"/>
      <style:text-properties fo:font-variant="normal" fo:text-transform="none" fo:color="#352f36" loext:opacity="100%" style:font-name="Ubuntu" fo:font-size="11.25pt" fo:letter-spacing="normal" fo:font-style="normal" fo:font-weight="bold" fo:background-color="#efefef" loext:padding-left="0cm" loext:padding-right="0.159cm" loext:padding-top="0cm" loext:padding-bottom="0cm" loext:border-left="none" loext:border-right="1.5pt solid #ffffff" loext:border-top="none" loext:border-bottom="none"/>
    </style:style>
    <style:style style:name="P8" style:family="paragraph" style:parent-style-name="Standard">
      <style:paragraph-properties fo:margin-left="0cm" fo:margin-right="0cm" fo:margin-top="0cm" fo:margin-bottom="0.499cm" style:contextual-spacing="false" fo:text-align="start" style:justify-single-word="false" fo:orphans="2" fo:widows="2" fo:text-indent="0cm" style:auto-text-indent="false"/>
    </style:style>
    <style:style style:name="P9" style:family="paragraph" style:parent-style-name="Text_20_body" style:list-style-name="L2">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52f36" loext:opacity="100%" style:font-name="Ubuntu" fo:font-size="11.25pt" fo:letter-spacing="normal" fo:font-style="normal" fo:font-weight="normal" fo:background-color="#f9fafc" loext:padding="0cm" loext:border="none"/>
    </style:style>
    <style:style style:name="P10"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352f36" loext:opacity="100%" style:font-name="Ubuntu" fo:font-size="11.25pt" fo:letter-spacing="normal" fo:font-style="normal" fo:font-weight="bold" fo:background-color="#efefef" loext:padding-left="0cm" loext:padding-right="0.159cm" loext:padding-top="0cm" loext:padding-bottom="0cm" loext:border-left="none" loext:border-right="1.5pt solid #ffffff" loext:border-top="none" loext:border-bottom="none"/>
    </style:style>
    <style:style style:name="P11" style:family="paragraph" style:parent-style-name="Text_20_body">
      <style:paragraph-properties fo:margin-left="0cm" fo:margin-right="0cm" fo:text-align="start" style:justify-single-word="false" fo:orphans="2" fo:widows="2" fo:text-indent="0cm" style:auto-text-indent="false"/>
    </style:style>
    <style:style style:name="P12" style:family="paragraph" style:parent-style-name="Text_20_body" style:list-style-name="L3">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52f36" loext:opacity="100%" style:font-name="Ubuntu" fo:font-size="11.25pt" fo:letter-spacing="normal" fo:font-style="normal" fo:font-weight="normal" fo:background-color="#f9fafc" loext:padding="0cm" loext:border="none"/>
    </style:style>
    <style:style style:name="P13" style:family="paragraph" style:parent-style-name="Text_20_body" style:list-style-name="L4">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52f36" loext:opacity="100%" style:font-name="Ubuntu" fo:font-size="11.25pt" fo:letter-spacing="normal" fo:font-style="normal" fo:font-weight="normal" fo:background-color="#f9fafc" loext:padding="0cm" loext:border="none"/>
    </style:style>
    <style:style style:name="P14" style:family="paragraph" style:parent-style-name="Text_20_body" style:list-style-name="L5">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52f36" loext:opacity="100%" style:font-name="Ubuntu" fo:font-size="11.25pt" fo:letter-spacing="normal" fo:font-style="normal" fo:font-weight="normal" fo:background-color="#f9fafc" loext:padding="0cm" loext:border="none"/>
    </style:style>
    <style:style style:name="P15" style:family="paragraph" style:parent-style-name="Text_20_body" style:list-style-name="L5">
      <style:paragraph-properties fo:margin-left="0cm" fo:margin-right="0cm" fo:margin-top="0cm" fo:margin-bottom="0cm" style:contextual-spacing="false" fo:text-align="start" style:justify-single-word="false" fo:orphans="2" fo:widows="2" fo:text-indent="0cm" style:auto-text-indent="false"/>
    </style:style>
    <style:style style:name="P16"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656565" loext:opacity="100%" fo:letter-spacing="normal"/>
    </style:style>
    <style:style style:name="P17"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352f36" loext:opacity="100%" style:font-name="Ubuntu" fo:font-size="11.25pt" fo:letter-spacing="normal" fo:font-style="normal" fo:font-weight="bold" fo:background-color="#efefef" loext:padding-left="0cm" loext:padding-right="0cm" loext:padding-top="0cm" loext:padding-bottom="0.106cm" loext:border-left="none" loext:border-right="none" loext:border-top="none" loext:border-bottom="1.5pt solid #ffffff"/>
    </style:style>
    <style:style style:name="P18" style:family="paragraph" style:parent-style-name="Text_20_body" style:list-style-name="L6">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352f36" loext:opacity="100%" style:font-name="Ubuntu" fo:font-size="11.25pt" fo:letter-spacing="normal" fo:font-style="normal" fo:font-weight="normal" fo:background-color="#f9fafc" loext:padding-left="0cm" loext:padding-right="0cm" loext:padding-top="0cm" loext:padding-bottom="0.106cm" loext:border-left="none" loext:border-right="none" loext:border-top="none" loext:border-bottom="1.5pt solid #ffffff"/>
    </style:style>
    <style:style style:name="P19" style:family="paragraph" style:parent-style-name="Standard">
      <style:paragraph-properties fo:margin-left="0cm" fo:margin-right="0cm" fo:margin-top="0cm" fo:margin-bottom="0.499cm" style:contextual-spacing="false" fo:text-align="justify" style:justify-single-word="false" fo:orphans="2" fo:widows="2" fo:text-indent="0cm" style:auto-text-indent="false"/>
      <style:text-properties fo:font-variant="normal" fo:text-transform="none" fo:color="#352f36" loext:opacity="100%" style:font-name="Ubuntu" fo:font-size="11.25pt" fo:letter-spacing="normal" fo:font-style="normal" fo:font-weight="normal" fo:background-color="#f9fafc" loext:padding-left="0cm" loext:padding-right="0cm" loext:padding-top="0cm" loext:padding-bottom="0.106cm" loext:border-left="none" loext:border-right="none" loext:border-top="none" loext:border-bottom="1.5pt solid #ffffff"/>
    </style:style>
    <style:style style:name="P20" style:family="paragraph" style:parent-style-name="Text_20_body" style:list-style-name="L7">
      <style:paragraph-properties fo:margin-left="0cm" fo:margin-right="0cm" fo:margin-top="0cm" fo:margin-bottom="0.247cm" style:contextual-spacing="false" fo:text-align="justify" style:justify-single-word="false" fo:orphans="2" fo:widows="2" fo:text-indent="0cm" style:auto-text-indent="false"/>
    </style:style>
    <style:style style:name="P21" style:family="paragraph" style:parent-style-name="Text_20_body" style:list-style-name="L7">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352f36" loext:opacity="100%" style:font-name="Ubuntu" fo:font-size="11.25pt" fo:letter-spacing="normal" fo:font-style="normal" fo:font-weight="normal" fo:background-color="#f9fafc" loext:padding-left="0cm" loext:padding-right="0cm" loext:padding-top="0cm" loext:padding-bottom="0.106cm" loext:border-left="none" loext:border-right="none" loext:border-top="none" loext:border-bottom="1.5pt solid #ffffff"/>
    </style:style>
    <style:style style:name="P22"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352f36" loext:opacity="100%" style:font-name="Ubuntu" fo:font-size="11.25pt" fo:letter-spacing="normal" fo:font-style="normal" fo:font-weight="bold" fo:background-color="#efefef" loext:padding-left="0cm" loext:padding-right="0cm" loext:padding-top="0cm" loext:padding-bottom="0.106cm" loext:border-left="none" loext:border-right="none" loext:border-top="none" loext:border-bottom="1.5pt solid #ffffff"/>
    </style:style>
    <style:style style:name="P23" style:family="paragraph" style:parent-style-name="Text_20_body" style:list-style-name="L8">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52f36" loext:opacity="100%" style:font-name="Ubuntu" fo:font-size="11.25pt" fo:letter-spacing="normal" fo:font-style="normal" fo:font-weight="normal" fo:background-color="#f9fafc" loext:padding="0cm" loext:border="none"/>
    </style:style>
    <style:style style:name="P24" style:family="paragraph" style:parent-style-name="Text_20_body" style:list-style-name="L8">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52f36" loext:opacity="100%" style:font-name="Ubuntu" fo:font-size="11.25pt" fo:letter-spacing="normal" fo:font-style="normal" fo:font-weight="normal" fo:background-color="#f9fafc" loext:padding="0cm" loext:border="none"/>
    </style:style>
    <style:style style:name="P25" style:family="paragraph" style:parent-style-name="Text_20_body" style:list-style-name="L9">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52f36" loext:opacity="100%" style:font-name="Ubuntu" fo:font-size="11.25pt" fo:letter-spacing="normal" fo:font-style="normal" fo:font-weight="normal" fo:background-color="#f9fafc" loext:padding="0cm" loext:border="none"/>
    </style:style>
    <style:style style:name="P26" style:family="paragraph" style:parent-style-name="Text_20_body" style:list-style-name="L9">
      <style:paragraph-properties fo:margin-left="0cm" fo:margin-right="0cm" fo:margin-top="0cm" fo:margin-bottom="0.247cm" style:contextual-spacing="false" fo:text-align="start" style:justify-single-word="false" fo:orphans="2" fo:widows="2" fo:text-indent="0cm" style:auto-text-indent="false"/>
    </style:style>
    <style:style style:name="P27" style:family="paragraph" style:parent-style-name="Text_20_body" style:list-style-name="L10">
      <style:paragraph-properties fo:margin-left="0cm" fo:margin-right="0cm" fo:margin-top="0cm" fo:margin-bottom="0.247cm" style:contextual-spacing="false" fo:text-align="start" style:justify-single-word="false" fo:orphans="2" fo:widows="2" fo:text-indent="0cm" style:auto-text-indent="false"/>
    </style:style>
    <style:style style:name="P28" style:family="paragraph" style:parent-style-name="Text_20_body" style:list-style-name="L10">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52f36" loext:opacity="100%" style:font-name="Ubuntu" fo:font-size="11.25pt" fo:letter-spacing="normal" fo:font-style="normal" fo:font-weight="normal" fo:background-color="#f9fafc" loext:padding="0cm" loext:border="none"/>
    </style:style>
    <style:style style:name="P29" style:family="paragraph" style:parent-style-name="Text_20_body" style:list-style-name="L1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52f36" loext:opacity="100%" style:font-name="Ubuntu" fo:font-size="11.25pt" fo:letter-spacing="normal" fo:font-style="normal" fo:font-weight="normal" fo:background-color="#f9fafc" loext:padding="0cm" loext:border="none"/>
    </style:style>
    <style:style style:name="P30" style:family="paragraph" style:parent-style-name="Text_20_body" style:list-style-name="L11">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52f36" loext:opacity="100%" style:font-name="Ubuntu" fo:font-size="11.25pt" fo:letter-spacing="normal" fo:font-style="normal" fo:font-weight="normal" fo:background-color="#f9fafc" loext:padding="0cm" loext:border="none"/>
    </style:style>
    <style:style style:name="P31" style:family="paragraph" style:parent-style-name="Text_20_body" style:list-style-name="L12">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52f36" loext:opacity="100%" style:font-name="Ubuntu" fo:font-size="11.25pt" fo:letter-spacing="normal" fo:font-style="normal" fo:font-weight="normal" fo:background-color="#f9fafc" loext:padding="0cm" loext:border="none"/>
    </style:style>
    <style:style style:name="P32" style:family="paragraph" style:parent-style-name="Text_20_body" style:list-style-name="L12">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52f36" loext:opacity="100%" style:font-name="Ubuntu" fo:font-size="11.25pt" fo:letter-spacing="normal" fo:font-style="normal" fo:font-weight="normal" fo:background-color="#f9fafc" loext:padding="0cm" loext:border="none"/>
    </style:style>
    <style:style style:name="P33" style:family="paragraph" style:parent-style-name="Text_20_body" style:list-style-name="L13">
      <style:paragraph-properties fo:margin-left="0cm" fo:margin-right="0cm" fo:margin-top="0cm" fo:margin-bottom="0.247cm" style:contextual-spacing="false" fo:text-align="justify" style:justify-single-word="false" fo:orphans="2" fo:widows="2" fo:text-indent="0cm" style:auto-text-indent="false"/>
    </style:style>
    <style:style style:name="P34" style:family="paragraph" style:parent-style-name="Text_20_body" style:list-style-name="L13">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352f36" loext:opacity="100%" style:font-name="Ubuntu" fo:font-size="11.25pt" fo:letter-spacing="normal" fo:font-style="normal" fo:font-weight="normal" fo:background-color="#f9fafc" loext:padding-left="0cm" loext:padding-right="0cm" loext:padding-top="0cm" loext:padding-bottom="0.106cm" loext:border-left="none" loext:border-right="none" loext:border-top="none" loext:border-bottom="1.5pt solid #ffffff"/>
    </style:style>
    <style:style style:name="P35"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style>
    <style:style style:name="P36" style:family="paragraph" style:parent-style-name="Standard">
      <style:paragraph-properties fo:margin-left="0cm" fo:margin-right="0cm" fo:text-align="justify" style:justify-single-word="false" fo:orphans="2" fo:widows="2" fo:text-indent="0cm" style:auto-text-indent="false"/>
    </style:style>
    <style:style style:name="P37" style:family="paragraph" style:parent-style-name="Text_20_body" style:list-style-name="L14">
      <style:paragraph-properties fo:margin-left="0cm" fo:margin-right="0cm" fo:margin-top="0cm" fo:margin-bottom="0.247cm" style:contextual-spacing="false" fo:text-align="start" style:justify-single-word="false" fo:orphans="2" fo:widows="2" fo:text-indent="0cm" style:auto-text-indent="false"/>
    </style:style>
    <style:style style:name="P38" style:family="paragraph" style:parent-style-name="Text_20_body" style:list-style-name="L14">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52f36" loext:opacity="100%" style:font-name="Ubuntu" fo:font-size="11.25pt" fo:letter-spacing="normal" fo:font-style="normal" fo:font-weight="normal" fo:background-color="#f9fafc" loext:padding="0cm" loext:border="none"/>
    </style:style>
    <style:style style:name="P39" style:family="paragraph" style:parent-style-name="Text_20_body" style:list-style-name="L15">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52f36" loext:opacity="100%" style:font-name="Ubuntu" fo:font-size="11.25pt" fo:letter-spacing="normal" fo:font-style="normal" fo:font-weight="normal" fo:background-color="#f9fafc" loext:padding="0cm" loext:border="none"/>
    </style:style>
    <style:style style:name="P40" style:family="paragraph" style:parent-style-name="Text_20_body" style:list-style-name="L15">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52f36" loext:opacity="100%" style:font-name="Ubuntu" fo:font-size="11.25pt" fo:letter-spacing="normal" fo:font-style="normal" fo:font-weight="normal" fo:background-color="#f9fafc" loext:padding="0cm" loext:border="none"/>
    </style:style>
    <style:style style:name="P41" style:family="paragraph" style:parent-style-name="Text_20_body" style:list-style-name="L15">
      <style:paragraph-properties fo:margin-left="0cm" fo:margin-right="0cm" fo:margin-top="0cm" fo:margin-bottom="0.247cm" style:contextual-spacing="false" fo:text-align="start" style:justify-single-word="false" fo:orphans="2" fo:widows="2" fo:text-indent="0cm" style:auto-text-indent="false"/>
    </style:style>
    <style:style style:name="P42" style:family="paragraph" style:parent-style-name="Text_20_body" style:list-style-name="L16">
      <style:paragraph-properties fo:margin-left="0cm" fo:margin-right="0cm" fo:margin-top="0cm" fo:margin-bottom="0.247cm" style:contextual-spacing="false" fo:text-align="start" style:justify-single-word="false" fo:orphans="2" fo:widows="2" fo:text-indent="0cm" style:auto-text-indent="false"/>
    </style:style>
    <style:style style:name="P43" style:family="paragraph" style:parent-style-name="Text_20_body" style:list-style-name="L16">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52f36" loext:opacity="100%" style:font-name="Ubuntu" fo:font-size="11.25pt" fo:letter-spacing="normal" fo:font-style="normal" fo:font-weight="normal" fo:background-color="#f9fafc" loext:padding="0cm" loext:border="none"/>
    </style:style>
    <style:style style:name="P44" style:family="paragraph" style:parent-style-name="Text_20_body" style:list-style-name="L16">
      <style:paragraph-properties fo:margin-left="0cm" fo:margin-right="0cm" fo:margin-top="0cm" fo:margin-bottom="0cm" style:contextual-spacing="false" fo:text-align="start" style:justify-single-word="false" fo:orphans="2" fo:widows="2" fo:text-indent="0cm" style:auto-text-indent="false"/>
    </style:style>
    <style:style style:name="P45" style:family="paragraph" style:parent-style-name="Text_20_body" style:list-style-name="L17">
      <style:paragraph-properties fo:margin-left="0cm" fo:margin-right="0cm" fo:margin-top="0cm" fo:margin-bottom="0.247cm" style:contextual-spacing="false" fo:text-align="start" style:justify-single-word="false" fo:orphans="2" fo:widows="2" fo:text-indent="0cm" style:auto-text-indent="false"/>
    </style:style>
    <style:style style:name="P46" style:family="paragraph" style:parent-style-name="Text_20_body" style:list-style-name="L17">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52f36" loext:opacity="100%" style:font-name="Ubuntu" fo:font-size="11.25pt" fo:letter-spacing="normal" fo:font-style="normal" fo:font-weight="normal" fo:background-color="#f9fafc" loext:padding="0cm" loext:border="none"/>
    </style:style>
    <style:style style:name="P47" style:family="paragraph" style:parent-style-name="Text_20_body" style:list-style-name="L17">
      <style:paragraph-properties fo:margin-left="0cm" fo:margin-right="0cm" fo:margin-top="0cm" fo:margin-bottom="0cm" style:contextual-spacing="false" fo:text-align="start" style:justify-single-word="false" fo:orphans="2" fo:widows="2" fo:text-indent="0cm" style:auto-text-indent="false"/>
    </style:style>
    <style:style style:name="P48" style:family="paragraph" style:parent-style-name="Text_20_body" style:list-style-name="L18">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52f36" loext:opacity="100%" style:font-name="Ubuntu" fo:font-size="11.25pt" fo:letter-spacing="normal" fo:font-style="normal" fo:font-weight="normal" fo:background-color="#f9fafc" loext:padding="0cm" loext:border="none"/>
    </style:style>
    <style:style style:name="P49" style:family="paragraph" style:parent-style-name="Text_20_body" style:list-style-name="L18">
      <style:paragraph-properties fo:margin-left="0cm" fo:margin-right="0cm" fo:margin-top="0cm" fo:margin-bottom="0cm" style:contextual-spacing="false" fo:text-align="start" style:justify-single-word="false" fo:orphans="2" fo:widows="2" fo:text-indent="0cm" style:auto-text-indent="false"/>
    </style:style>
    <style:style style:name="P50" style:family="paragraph" style:parent-style-name="Text_20_body" style:list-style-name="L18">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52f36" loext:opacity="100%" style:font-name="Ubuntu" fo:font-size="11.25pt" fo:letter-spacing="normal" fo:font-style="normal" fo:font-weight="normal" fo:background-color="#f9fafc" loext:padding="0cm" loext:border="none"/>
    </style:style>
    <style:style style:name="P51" style:family="paragraph" style:parent-style-name="Text_20_body" style:list-style-name="L19">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52f36" loext:opacity="100%" style:font-name="Ubuntu" fo:font-size="11.25pt" fo:letter-spacing="normal" fo:font-style="normal" fo:font-weight="normal" fo:background-color="#f9fafc" loext:padding="0cm" loext:border="none"/>
    </style:style>
    <style:style style:name="P52" style:family="paragraph" style:parent-style-name="Text_20_body" style:list-style-name="L19">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52f36" loext:opacity="100%" style:font-name="Ubuntu" fo:font-size="11.25pt" fo:letter-spacing="normal" fo:font-style="normal" fo:font-weight="normal" fo:background-color="#f9fafc" loext:padding="0cm" loext:border="none"/>
    </style:style>
    <style:style style:name="P53" style:family="paragraph" style:parent-style-name="Text_20_body" style:list-style-name="L20">
      <style:paragraph-properties fo:margin-left="0cm" fo:margin-right="0cm" fo:margin-top="0cm" fo:margin-bottom="0.247cm" style:contextual-spacing="false" fo:text-align="justify" style:justify-single-word="false" fo:orphans="2" fo:widows="2" fo:text-indent="0cm" style:auto-text-indent="false"/>
    </style:style>
    <style:style style:name="P54" style:family="paragraph" style:parent-style-name="Text_20_body" style:list-style-name="L20">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352f36" loext:opacity="100%" style:font-name="Ubuntu" fo:font-size="11.25pt" fo:letter-spacing="normal" fo:font-style="normal" fo:font-weight="normal" fo:background-color="#f9fafc" loext:padding-left="0cm" loext:padding-right="0cm" loext:padding-top="0cm" loext:padding-bottom="0.106cm" loext:border-left="none" loext:border-right="none" loext:border-top="none" loext:border-bottom="1.5pt solid #ffffff"/>
    </style:style>
    <style:style style:name="P55" style:family="paragraph" style:parent-style-name="Text_20_body" style:list-style-name="L20">
      <style:paragraph-properties fo:margin-left="0cm" fo:margin-right="0cm" fo:margin-top="0cm" fo:margin-bottom="0cm" style:contextual-spacing="false" fo:text-align="justify" style:justify-single-word="false" fo:orphans="2" fo:widows="2" fo:text-indent="0cm" style:auto-text-indent="false"/>
    </style:style>
    <style:style style:name="P56" style:family="paragraph" style:parent-style-name="Text_20_body" style:list-style-name="L20">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352f36" loext:opacity="100%" style:font-name="Ubuntu" fo:font-size="11.25pt" fo:letter-spacing="normal" fo:font-style="normal" fo:font-weight="normal" fo:background-color="#f9fafc" loext:padding-left="0cm" loext:padding-right="0cm" loext:padding-top="0cm" loext:padding-bottom="0.106cm" loext:border-left="none" loext:border-right="none" loext:border-top="none" loext:border-bottom="1.5pt solid #ffffff"/>
    </style:style>
    <style:style style:name="P57" style:family="paragraph" style:parent-style-name="Text_20_body" style:list-style-name="L21">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352f36" loext:opacity="100%" style:font-name="Ubuntu" fo:font-size="11.25pt" fo:letter-spacing="normal" fo:font-style="normal" fo:font-weight="normal" fo:background-color="#f9fafc" loext:padding-left="0cm" loext:padding-right="0cm" loext:padding-top="0cm" loext:padding-bottom="0.106cm" loext:border-left="none" loext:border-right="none" loext:border-top="none" loext:border-bottom="1.5pt solid #ffffff"/>
    </style:style>
    <style:style style:name="P58" style:family="paragraph" style:parent-style-name="Text_20_body" style:list-style-name="L22">
      <style:paragraph-properties fo:margin-left="0cm" fo:margin-right="0cm" fo:margin-top="0cm" fo:margin-bottom="0.247cm" style:contextual-spacing="false" fo:text-align="start" style:justify-single-word="false" fo:orphans="2" fo:widows="2" fo:text-indent="0cm" style:auto-text-indent="false"/>
    </style:style>
    <style:style style:name="P59" style:family="paragraph" style:parent-style-name="Text_20_body" style:list-style-name="L22">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52f36" loext:opacity="100%" style:font-name="Ubuntu" fo:font-size="11.25pt" fo:letter-spacing="normal" fo:font-style="normal" fo:font-weight="normal" fo:background-color="#f9fafc" loext:padding="0cm" loext:border="none"/>
    </style:style>
    <style:style style:name="P60" style:family="paragraph" style:parent-style-name="Text_20_body" style:list-style-name="L23">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52f36" loext:opacity="100%" style:font-name="Ubuntu" fo:font-size="11.25pt" fo:letter-spacing="normal" fo:font-style="normal" fo:font-weight="normal" fo:background-color="#f9fafc" loext:padding="0cm" loext:border="none"/>
    </style:style>
    <style:style style:name="P61" style:family="paragraph" style:parent-style-name="Text_20_body" style:list-style-name="L24">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52f36" loext:opacity="100%" style:font-name="Ubuntu" fo:font-size="11.25pt" fo:letter-spacing="normal" fo:font-style="normal" fo:font-weight="normal" fo:background-color="#f9fafc" loext:padding="0cm" loext:border="none"/>
    </style:style>
    <style:style style:name="P62" style:family="paragraph" style:parent-style-name="Text_20_body" style:list-style-name="L25">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52f36" loext:opacity="100%" style:font-name="Ubuntu" fo:font-size="11.25pt" fo:letter-spacing="normal" fo:font-style="normal" fo:font-weight="normal" fo:background-color="#f9fafc" loext:padding="0cm" loext:border="none"/>
    </style:style>
    <style:style style:name="P63" style:family="paragraph" style:parent-style-name="Text_20_body" style:list-style-name="L26">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52f36" loext:opacity="100%" style:font-name="Ubuntu" fo:font-size="11.25pt" fo:letter-spacing="normal" fo:font-style="normal" fo:font-weight="normal" fo:background-color="#f9fafc" loext:padding="0cm" loext:border="none"/>
    </style:style>
    <style:style style:name="P64" style:family="paragraph" style:parent-style-name="Text_20_body" style:list-style-name="L26">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52f36" loext:opacity="100%" style:font-name="Ubuntu" fo:font-size="11.25pt" fo:letter-spacing="normal" fo:font-style="normal" fo:font-weight="normal" fo:background-color="#f9fafc" loext:padding="0cm" loext:border="none"/>
    </style:style>
    <style:style style:name="P65" style:family="paragraph" style:parent-style-name="Text_20_body" style:list-style-name="L27">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52f36" loext:opacity="100%" style:font-name="Ubuntu" fo:font-size="11.25pt" fo:letter-spacing="normal" fo:font-style="normal" fo:font-weight="normal" fo:background-color="#f9fafc" loext:padding="0cm" loext:border="none"/>
    </style:style>
    <style:style style:name="P66" style:family="paragraph" style:parent-style-name="Text_20_body" style:list-style-name="L27">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52f36" loext:opacity="100%" style:font-name="Ubuntu" fo:font-size="11.25pt" fo:letter-spacing="normal" fo:font-style="normal" fo:font-weight="normal" fo:background-color="#f9fafc" loext:padding="0cm" loext:border="none"/>
    </style:style>
    <style:style style:name="P67" style:family="paragraph" style:parent-style-name="Text_20_body" style:list-style-name="L28">
      <style:paragraph-properties fo:margin-left="0cm" fo:margin-right="0cm" fo:margin-top="0cm" fo:margin-bottom="0.247cm" style:contextual-spacing="false" fo:text-align="justify" style:justify-single-word="false" fo:orphans="2" fo:widows="2" fo:text-indent="0cm" style:auto-text-indent="false"/>
    </style:style>
    <style:style style:name="P68" style:family="paragraph" style:parent-style-name="Text_20_body" style:list-style-name="L28">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352f36" loext:opacity="100%" style:font-name="Ubuntu" fo:font-size="11.25pt" fo:letter-spacing="normal" fo:font-style="normal" fo:font-weight="normal" fo:background-color="#f9fafc" loext:padding-left="0cm" loext:padding-right="0cm" loext:padding-top="0cm" loext:padding-bottom="0.106cm" loext:border-left="none" loext:border-right="none" loext:border-top="none" loext:border-bottom="1.5pt solid #ffffff"/>
    </style:style>
    <style:style style:name="T1" style:family="text">
      <style:text-properties fo:font-variant="normal" fo:text-transform="none" fo:color="#352f36" loext:opacity="100%" style:font-name="Ubuntu" fo:font-size="11.25pt" fo:letter-spacing="normal" fo:font-style="normal" fo:font-weight="normal" fo:background-color="#f9fafc" loext:char-shading-value="0" loext:padding="0cm" loext:border="none"/>
    </style:style>
    <style:style style:name="T2" style:family="text">
      <style:text-properties fo:font-variant="normal" fo:text-transform="none" fo:color="#352f36" loext:opacity="100%" style:font-name="Ubuntu" fo:font-size="11.25pt" fo:letter-spacing="normal" fo:font-style="normal" fo:font-weight="bold" fo:background-color="#f9fafc" loext:char-shading-value="0" loext:padding="0cm" loext:border="none"/>
    </style:style>
    <style:style style:name="T3" style:family="text">
      <style:text-properties fo:font-variant="normal" fo:text-transform="none" fo:color="#352f36" loext:opacity="100%" style:font-name="Ubuntu" fo:font-size="11.25pt" fo:letter-spacing="normal" fo:font-style="normal" fo:font-weight="normal" fo:background-color="#f9fafc" loext:char-shading-value="0" loext:padding-left="0cm" loext:padding-right="0cm" loext:padding-top="0cm" loext:padding-bottom="0.106cm" loext:border-left="none" loext:border-right="none" loext:border-top="none" loext:border-bottom="1.5pt solid #ffffff"/>
    </style:style>
    <style:style style:name="T4" style:family="text">
      <style:text-properties fo:font-variant="normal" fo:text-transform="none" fo:color="#352f36" loext:opacity="100%" style:font-name="Ubuntu" fo:font-size="11.25pt" fo:letter-spacing="normal" fo:font-style="normal" fo:font-weight="bold" fo:background-color="#f9fafc" loext:char-shading-value="0" loext:padding-left="0cm" loext:padding-right="0cm" loext:padding-top="0cm" loext:padding-bottom="0.106cm" loext:border-left="none" loext:border-right="none" loext:border-top="none" loext:border-bottom="1.5pt solid #ffffff"/>
    </style:style>
    <style:style style:name="T5" style:family="text">
      <style:text-properties fo:font-variant="normal" fo:text-transform="none" fo:color="#352f36" loext:opacity="100%" style:font-name="Ubuntu" fo:font-size="13.5pt" fo:letter-spacing="normal" fo:font-style="normal" fo:font-weight="bold" fo:background-color="#efefef" loext:char-shading-value="0" loext:padding-left="0cm" loext:padding-right="0cm" loext:padding-top="0cm" loext:padding-bottom="0.106cm" loext:border-left="none" loext:border-right="none" loext:border-top="none" loext:border-bottom="1.5pt solid #ffffff"/>
    </style:style>
    <style:style style:name="T6" style:family="text">
      <style:text-properties fo:font-variant="normal" fo:text-transform="none" fo:color="#352f36" loext:opacity="100%" style:font-name="Ubuntu" fo:font-size="13.5pt" fo:letter-spacing="normal" fo:font-style="normal" fo:font-weight="normal" fo:background-color="#efefef" loext:char-shading-value="0" loext:padding-left="0cm" loext:padding-right="0cm" loext:padding-top="0cm" loext:padding-bottom="0.106cm" loext:border-left="none" loext:border-right="none" loext:border-top="none" loext:border-bottom="1.5pt solid #ffffff"/>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9fafc"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storia de usuario - Semana 1</text:p>
      <text:p text:style-name="P2">Creación de un sistema interactivo de mensajes</text:p>
      <text:p text:style-name="P3"> </text:p>
      <text:section text:style-name="Sect1" text:name="yui_3_18_1_1_1768147538532_61">
        <text:p text:style-name="P4">Objetivo de la Historia de usuario</text:p>
        <text:section text:style-name="Sect2" text:name="yui_3_18_1_1_1768147538532_60">
          <text:p text:style-name="P5">Implementar un programa funcional en JavaScript que permita interactuar con el usuario, solicitando nombre y edad, validando la entrada y mostrando mensajes dinámicos según las condiciones establecidas. Con esta historia, cada coder podrá reforzar:</text:p>
          <text:list text:style-name="L1">
            <text:list-item>
              <text:p text:style-name="P6"><text:bookmark text:name="yui_3_18_1_1_1768147538532_59"/>La declaración de variables (let y const)</text:p>
            </text:list-item>
            <text:list-item>
              <text:p text:style-name="P6">Tipos de datos en JavaScript</text:p>
            </text:list-item>
            <text:list-item>
              <text:p text:style-name="P6"><text:bookmark text:name="yui_3_18_1_1_1768147538532_64"/>Uso de console.log(), alert(), prompt() y console.error()</text:p>
            </text:list-item>
            <text:list-item>
              <text:p text:style-name="P6">Condicionales (if, else if, else)</text:p>
            </text:list-item>
            <text:list-item>
              <text:p text:style-name="P6">Buenas prácticas en el nombrado de variables (camelCase, descriptivas)</text:p>
            </text:list-item>
          </text:list>
        </text:section>
      </text:section>
      <text:p text:style-name="P3"> </text:p>
      <text:p text:style-name="P4">Descripción de las tareas</text:p>
      <text:p text:style-name="P7">TASK 1</text:p>
      <text:p text:style-name="P8"><text:span text:style-name="T1">1. </text:span><text:span text:style-name="Strong_20_Emphasis"><text:span text:style-name="T2">Configuración inicial del proyecto:</text:span></text:span></text:p>
      <text:list text:style-name="L2">
        <text:list-item>
          <text:p text:style-name="P9">Crea un archivo llamado sistema_interactivo.js.</text:p>
        </text:list-item>
        <text:list-item>
          <text:p text:style-name="P9">Asegúrate de que el archivo pueda ejecutarse en el navegador o en Node.js para pruebas.</text:p>
        </text:list-item>
        <text:list-item>
          <text:p text:style-name="P9">Comenta cada sección del código para mayor comprensión.</text:p>
        </text:list-item>
      </text:list>
      <text:p text:style-name="P10">TASK 2</text:p>
      <text:p text:style-name="P11"><text:span text:style-name="T1">2. </text:span><text:span text:style-name="Strong_20_Emphasis"><text:span text:style-name="T2">Entrada de datos del usuario:</text:span></text:span></text:p>
      <text:list text:style-name="L3">
        <text:list-item>
          <text:p text:style-name="P12">Usa prompt() para solicitar el nombre.</text:p>
        </text:list-item>
        <text:list-item>
          <text:p text:style-name="P12">Usa prompt() para solicitar la edad.</text:p>
        </text:list-item>
        <text:list-item>
          <text:p text:style-name="P12">Declara variables usando let o const y asigna los valores ingresados.</text:p>
        </text:list-item>
      </text:list>
      <text:p text:style-name="P10">TASK 3</text:p>
      <text:p text:style-name="P11"><text:span text:style-name="T1">3. </text:span><text:span text:style-name="Strong_20_Emphasis"><text:span text:style-name="T2">Validación de la edad:</text:span></text:span></text:p>
      <text:list text:style-name="L4">
        <text:list-item>
          <text:p text:style-name="P13">Comprueba si el valor ingresado para la edad es un número.</text:p>
        </text:list-item>
        <text:list-item>
          <text:p text:style-name="P13">Si no es un número, muestra un mensaje de error usando console.error("Error: Por favor, ingresa una edad válida en números.").</text:p>
        </text:list-item>
      </text:list>
      <text:p text:style-name="P10"><text:soft-page-break/>TASK 4</text:p>
      <text:p text:style-name="P11"><text:span text:style-name="T1">4. </text:span><text:span text:style-name="Strong_20_Emphasis"><text:span text:style-name="T2">Condicionales y mensajes dinámicos:</text:span></text:span></text:p>
      <text:list text:style-name="L5">
        <text:list-item>
          <text:p text:style-name="P14">Si la edad es menor a 18, muestra con alert() o console.log():</text:p>
          <text:list>
            <text:list-item>
              <text:p text:style-name="P15"><text:span text:style-name="Emphasis"><text:span text:style-name="T1">"Hola [nombre], eres menor de edad. ¡Sigue aprendiendo y disfrutando del código!"</text:span></text:span></text:p>
            </text:list-item>
          </text:list>
        </text:list-item>
        <text:list-item>
          <text:p text:style-name="P14">Si la edad es mayor o igual a 18, muestra:</text:p>
          <text:list>
            <text:list-item>
              <text:p text:style-name="P15"><text:span text:style-name="Emphasis"><text:span text:style-name="T1">"Hola [nombre], eres mayor de edad. ¡Prepárate para grandes oportunidades en el mundo de la programación!"</text:span></text:span></text:p>
            </text:list-item>
          </text:list>
        </text:list-item>
      </text:list>
      <text:p text:style-name="P16"> </text:p>
      <text:p text:style-name="P17">Criterios de aceptación</text:p>
      <text:list text:style-name="L6">
        <text:list-item>
          <text:p text:style-name="P18">El archivo se llama sistema_interactivo.js.</text:p>
        </text:list-item>
        <text:list-item>
          <text:p text:style-name="P18">Se usan let o const (no var).</text:p>
        </text:list-item>
        <text:list-item>
          <text:p text:style-name="P18">Se valida que la edad sea un número válido.</text:p>
        </text:list-item>
        <text:list-item>
          <text:p text:style-name="P18">Se muestran mensajes personalizados según el valor de la edad.</text:p>
        </text:list-item>
        <text:list-item>
          <text:p text:style-name="P18">Se utiliza console.error() para errores de entrada.</text:p>
        </text:list-item>
        <text:list-item>
          <text:p text:style-name="P18">El código contiene comentarios explicativos en cada sección.</text:p>
        </text:list-item>
      </text:list>
      <text:p text:style-name="Standard"/>
      <text:p text:style-name="Standard"/>
      <text:p text:style-name="P1">Historia de usuario - Semana 2</text:p>
      <text:p text:style-name="P2">Gestión de datos con objetos, Sets y Maps en JavaScript</text:p>
      <text:p text:style-name="P3"> </text:p>
      <text:p text:style-name="P4">Objetivo de la Historia de usuario</text:p>
      <text:p text:style-name="P19">Consolidar el entendimiento y la aplicación de estructuras de datos avanzadas en JavaScript, empleando objetos, sets y maps para organizar, almacenar y manipular información de manera eficiente. Con esta historia, cada coder podrá reforzar:</text:p>
      <text:list text:style-name="L7">
        <text:list-item>
          <text:p text:style-name="P20"><text:span text:style-name="T3">La creación y manipulación de </text:span><text:span text:style-name="Strong_20_Emphasis"><text:span text:style-name="T4">objetos</text:span></text:span></text:p>
        </text:list-item>
        <text:list-item>
          <text:p text:style-name="P20"><text:span text:style-name="T3">El uso de </text:span><text:span text:style-name="Strong_20_Emphasis"><text:span text:style-name="T4">sets</text:span></text:span><text:span text:style-name="T3"> para garantizar unicidad de datos</text:span></text:p>
        </text:list-item>
        <text:list-item>
          <text:p text:style-name="P20"><text:span text:style-name="T3">El uso de </text:span><text:span text:style-name="Strong_20_Emphasis"><text:span text:style-name="T4">maps</text:span></text:span><text:span text:style-name="T3"> para almacenar información asociativa</text:span></text:p>
        </text:list-item>
        <text:list-item>
          <text:p text:style-name="P21"><text:soft-page-break/>La implementación de bucles (for...in, for...of) y métodos (forEach, Object.keys(), Object.values(), Object.entries())</text:p>
        </text:list-item>
        <text:list-item>
          <text:p text:style-name="P21">Validaciones básicas para garantizar datos correctos</text:p>
        </text:list-item>
      </text:list>
      <text:p text:style-name="P16"> </text:p>
      <text:p text:style-name="P22">Descripción de las tareas</text:p>
      <text:p text:style-name="P10">TASK 1</text:p>
      <text:p text:style-name="P11"><text:span text:style-name="T1">1. </text:span><text:span text:style-name="Strong_20_Emphasis"><text:span text:style-name="T2">Creación del objeto de productos:</text:span></text:span></text:p>
      <text:list text:style-name="L8">
        <text:list-item>
          <text:p text:style-name="P23">Cada producto debe contener las propiedades:</text:p>
          <text:list>
            <text:list-item>
              <text:p text:style-name="P24">id (clave única del producto)</text:p>
            </text:list-item>
            <text:list-item>
              <text:p text:style-name="P24">nombre (nombre del producto)</text:p>
            </text:list-item>
            <text:list-item>
              <text:p text:style-name="P24">precio (valor numérico)</text:p>
            </text:list-item>
          </text:list>
        </text:list-item>
      </text:list>
      <text:p text:style-name="P10">TASK 2</text:p>
      <text:p text:style-name="P11"><text:span text:style-name="T1">2. </text:span><text:span text:style-name="Strong_20_Emphasis"><text:span text:style-name="T2">Uso de Set en JavaScript:</text:span></text:span></text:p>
      <text:list text:style-name="L9">
        <text:list-item>
          <text:p text:style-name="P25">Crea un Set con una lista de números que incluya valores repetidos.</text:p>
        </text:list-item>
        <text:list-item>
          <text:p text:style-name="P25">Imprime en consola el contenido del Set para mostrar cómo elimina los duplicados automáticamente.</text:p>
        </text:list-item>
        <text:list-item>
          <text:p text:style-name="P25">Agrega un nuevo número al Set utilizando el método .add().</text:p>
        </text:list-item>
        <text:list-item>
          <text:p text:style-name="P25">Verifica si un número específico existe dentro del Set con .has().</text:p>
        </text:list-item>
        <text:list-item>
          <text:p text:style-name="P25">Elimina un número del Set con .delete().</text:p>
        </text:list-item>
        <text:list-item>
          <text:p text:style-name="P26"><text:span text:style-name="T1">Recorre el Set utilizando un </text:span><text:span text:style-name="Strong_20_Emphasis"><text:span text:style-name="T2">for…of</text:span></text:span><text:span text:style-name="T1"> para mostrar cada valor.</text:span></text:p>
        </text:list-item>
      </text:list>
      <text:p text:style-name="P10">TASK 3</text:p>
      <text:p text:style-name="P11"><text:span text:style-name="T1">3. </text:span><text:span text:style-name="Strong_20_Emphasis"><text:span text:style-name="T2">Creación de un Map:</text:span></text:span></text:p>
      <text:list text:style-name="L10">
        <text:list-item>
          <text:p text:style-name="P27"><text:span text:style-name="T1">Crea un </text:span><text:span text:style-name="Strong_20_Emphasis"><text:span text:style-name="T2">Map</text:span></text:span><text:span text:style-name="T1"> que relacione la </text:span><text:span text:style-name="Strong_20_Emphasis"><text:span text:style-name="T2">categoría del producto</text:span></text:span><text:span text:style-name="T1"> (clave) con el </text:span><text:span text:style-name="Strong_20_Emphasis"><text:span text:style-name="T2">nombre del producto</text:span></text:span><text:span text:style-name="T1"> (valor).</text:span></text:p>
        </text:list-item>
        <text:list-item>
          <text:p text:style-name="P28">Asegúrate de que el Map refleje correctamente la información adicional de cada producto.</text:p>
        </text:list-item>
      </text:list>
      <text:p text:style-name="P10">TASK 4</text:p>
      <text:p text:style-name="P11"><text:span text:style-name="T1">4. </text:span><text:span text:style-name="Strong_20_Emphasis"><text:span text:style-name="T2">Iteración sobre las estructuras de datos:</text:span></text:span></text:p>
      <text:list text:style-name="L11">
        <text:list-item>
          <text:p text:style-name="P29">Recorre e imprime los datos en la consola:</text:p>
          <text:list>
            <text:list-item>
              <text:p text:style-name="P30">Usa for…in para listar propiedades y valores del objeto.</text:p>
            </text:list-item>
            <text:list-item>
              <text:p text:style-name="P30">Usa for…of para recorrer el Set.</text:p>
            </text:list-item>
            <text:list-item>
              <text:p text:style-name="P30"><text:soft-page-break/>Usa forEach() para recorrer el Map y mostrar claves y valores de forma descriptiva.</text:p>
            </text:list-item>
          </text:list>
        </text:list-item>
      </text:list>
      <text:p text:style-name="P10">TASK 5</text:p>
      <text:p text:style-name="P11"><text:span text:style-name="T1">5. </text:span><text:span text:style-name="Strong_20_Emphasis"><text:span text:style-name="T2">Validación y pruebas:</text:span></text:span></text:p>
      <text:list text:style-name="L12">
        <text:list-item>
          <text:p text:style-name="P31">Implementa validaciones para asegurar que cada producto tenga id, nombre y precio válidos.</text:p>
        </text:list-item>
        <text:list-item>
          <text:p text:style-name="P31">Realiza pruebas mostrando:</text:p>
          <text:list>
            <text:list-item>
              <text:p text:style-name="P32">Lista completa de productos (objeto)</text:p>
            </text:list-item>
            <text:list-item>
              <text:p text:style-name="P32">Lista de productos únicos (Set)</text:p>
            </text:list-item>
            <text:list-item>
              <text:p text:style-name="P32">Categorías y nombres de productos (Map)</text:p>
            </text:list-item>
          </text:list>
        </text:list-item>
      </text:list>
      <text:p text:style-name="P16"> </text:p>
      <text:p text:style-name="P17">Criterios de aceptación</text:p>
      <text:list text:style-name="L13">
        <text:list-item>
          <text:p text:style-name="P33"><text:span text:style-name="T3">El archivo se llama </text:span><text:span text:style-name="Strong_20_Emphasis"><text:span text:style-name="T4">gestion_datos.js</text:span></text:span><text:span text:style-name="T3">.</text:span></text:p>
        </text:list-item>
        <text:list-item>
          <text:p text:style-name="P34">Se usan let y const en lugar de var.</text:p>
        </text:list-item>
        <text:list-item>
          <text:p text:style-name="P34">Se implementan objetos, sets y maps según lo solicitado.</text:p>
        </text:list-item>
        <text:list-item>
          <text:p text:style-name="P34">Se utilizan for...in, for...of, forEach() y métodos de objetos (Object.keys(), Object.values(), Object.entries()).</text:p>
        </text:list-item>
        <text:list-item>
          <text:p text:style-name="P34">Se aplican validaciones para evitar datos incompletos.</text:p>
        </text:list-item>
        <text:list-item>
          <text:p text:style-name="P34">El código contiene comentarios explicativos en cada sección.</text:p>
        </text:list-item>
      </text:list>
      <text:p text:style-name="P16"> </text:p>
      <text:p text:style-name="P35"><text:span text:style-name="Strong_20_Emphasis"><text:span text:style-name="T5">Story Points:</text:span></text:span><text:span text:style-name="T6"> 25</text:span></text:p>
      <text:p text:style-name="P1">Historia de usuario - Semana 3</text:p>
      <text:p text:style-name="P2">Gestión dinámica del DOM con persistencia en el navegador</text:p>
      <text:p text:style-name="P3"> </text:p>
      <text:p text:style-name="P4">Objetivo de la Historia de usuario</text:p>
      <text:p text:style-name="P36"><text:span text:style-name="T3">Crear una mini-app muy simple (lista de notas) que permita </text:span><text:span text:style-name="Strong_20_Emphasis"><text:span text:style-name="T4">agregar y eliminar elementos en el DOM, y guardar/recuperar</text:span></text:span><text:span text:style-name="T3"> esos datos usando </text:span><text:span text:style-name="Strong_20_Emphasis"><text:span text:style-name="T4">Local Storage</text:span></text:span><text:span text:style-name="T3">.</text:span></text:p>
      <text:p text:style-name="P3"> </text:p>
      <text:p text:style-name="P4">Descripción de las tareas</text:p>
      <text:p text:style-name="P7">TASK 1</text:p>
      <text:p text:style-name="P8"><text:span text:style-name="T1">1. </text:span><text:span text:style-name="Strong_20_Emphasis"><text:span text:style-name="T2">Estructura base (HTML):</text:span></text:span></text:p>
      <text:list text:style-name="L14">
        <text:list-item>
          <text:p text:style-name="P37"><text:soft-page-break/><text:span text:style-name="T1">Crea </text:span><text:span text:style-name="Strong_20_Emphasis"><text:span text:style-name="T2">manipulacion_dom.html</text:span></text:span><text:span text:style-name="T1"> con:</text:span></text:p>
          <text:list>
            <text:list-item>
              <text:p text:style-name="P38">Un título y breve instrucción.</text:p>
            </text:list-item>
            <text:list-item>
              <text:p text:style-name="P38">Un &lt;input&gt; de texto y un botón “Agregar”.</text:p>
            </text:list-item>
            <text:list-item>
              <text:p text:style-name="P38">Una &lt;ul id="listaNotas"&gt;&lt;/ul&gt; para renderizar notas.</text:p>
            </text:list-item>
          </text:list>
        </text:list-item>
      </text:list>
      <text:p text:style-name="P10">TASK 2</text:p>
      <text:p text:style-name="P11"><text:span text:style-name="T1">2. </text:span><text:span text:style-name="Strong_20_Emphasis"><text:span text:style-name="T2">Selección e inspección (JS):</text:span></text:span></text:p>
      <text:list text:style-name="L15">
        <text:list-item>
          <text:p text:style-name="P39">En un archivo de JavaScript, selecciona:</text:p>
          <text:list>
            <text:list-item>
              <text:p text:style-name="P40">input, botón, &lt;ul&gt; usando getElementById y/o querySelector</text:p>
            </text:list-item>
          </text:list>
        </text:list-item>
        <text:list-item>
          <text:p text:style-name="P41"><text:span text:style-name="Strong_20_Emphasis"><text:span text:style-name="T2">Loggea</text:span></text:span><text:span text:style-name="T1"> en consola las referencias para confirmar que existen.</text:span></text:p>
        </text:list-item>
      </text:list>
      <text:p text:style-name="P10">TASK 3</text:p>
      <text:p text:style-name="P11"><text:span text:style-name="T1">3. </text:span><text:span text:style-name="Strong_20_Emphasis"><text:span text:style-name="T2">Agregar notas al DOM:</text:span></text:span></text:p>
      <text:list text:style-name="L16">
        <text:list-item>
          <text:p text:style-name="P42"><text:span text:style-name="T1">Al hacer click en </text:span><text:span text:style-name="Strong_20_Emphasis"><text:span text:style-name="T2">Agregar</text:span></text:span><text:span text:style-name="T1">:</text:span></text:p>
          <text:list>
            <text:list-item>
              <text:p text:style-name="P43">Valida que el input no esté vacío (mensaje simple si lo está)</text:p>
            </text:list-item>
            <text:list-item>
              <text:p text:style-name="P43">Crea un &lt;li&gt; con textContent = "…" y un botón “Eliminar”.</text:p>
            </text:list-item>
            <text:list-item>
              <text:p text:style-name="P43">Inserta el &lt;li&gt; con appendChild().</text:p>
            </text:list-item>
            <text:list-item>
              <text:p text:style-name="P43">Limpia el input y enfoca de nuevo.</text:p>
            </text:list-item>
            <text:list-item>
              <text:p text:style-name="P44"><text:span text:style-name="Strong_20_Emphasis"><text:span text:style-name="T2">Imprime en consola</text:span></text:span><text:span text:style-name="T1"> que se agregó la nota.</text:span></text:p>
            </text:list-item>
          </text:list>
        </text:list-item>
      </text:list>
      <text:p text:style-name="P10">TASK 4</text:p>
      <text:p text:style-name="P11"><text:span text:style-name="T1">4. </text:span><text:span text:style-name="Strong_20_Emphasis"><text:span text:style-name="T2">Eliminar notas del DOM:</text:span></text:span></text:p>
      <text:list text:style-name="L17">
        <text:list-item>
          <text:p text:style-name="P45"><text:span text:style-name="T1">Al hacer click en </text:span><text:span text:style-name="Strong_20_Emphasis"><text:span text:style-name="T2">Eliminar</text:span></text:span><text:span text:style-name="T1"> de un &lt;li&gt;:</text:span></text:p>
          <text:list>
            <text:list-item>
              <text:p text:style-name="P46">Remueve ese &lt;li&gt; con removeChild() (desde la &lt;ul&gt;)</text:p>
            </text:list-item>
            <text:list-item>
              <text:p text:style-name="P47"><text:span text:style-name="Strong_20_Emphasis"><text:span text:style-name="T2">Imprime en consola</text:span></text:span><text:span text:style-name="T1"> que se eliminó</text:span></text:p>
            </text:list-item>
          </text:list>
        </text:list-item>
      </text:list>
      <text:p text:style-name="P10">TASK 5</text:p>
      <text:p text:style-name="P11"><text:span text:style-name="T1">5. </text:span><text:span text:style-name="Strong_20_Emphasis"><text:span text:style-name="T2">Persistencia con Local Storage:</text:span></text:span></text:p>
      <text:list text:style-name="L18">
        <text:list-item>
          <text:p text:style-name="P48">Mantén un arreglo en memoria con las notas.</text:p>
        </text:list-item>
        <text:list-item>
          <text:p text:style-name="P48">Cada vez que agregues/elimines una nota:</text:p>
          <text:list>
            <text:list-item>
              <text:p text:style-name="P49"><text:span text:style-name="T1">Actualiza el arreglo y guárdalo con </text:span><text:span text:style-name="Strong_20_Emphasis"><text:span text:style-name="T2">localStorage.setItem("notas", JSON.stringify(notas))</text:span></text:span><text:span text:style-name="T1">.</text:span></text:p>
            </text:list-item>
          </text:list>
        </text:list-item>
        <text:list-item>
          <text:p text:style-name="P48">Al cargar la página:</text:p>
          <text:list>
            <text:list-item>
              <text:p text:style-name="P50">Si existe localStorage.getItem("notas"), recupéralo y renderiza todas las notas.</text:p>
            </text:list-item>
            <text:list-item>
              <text:p text:style-name="P50">Imprime en consola cuántas notas se cargaron.</text:p>
            </text:list-item>
          </text:list>
        </text:list-item>
      </text:list>
      <text:p text:style-name="P10">TASK 6</text:p>
      <text:p text:style-name="P11"><text:span text:style-name="T1">6. </text:span><text:span text:style-name="Strong_20_Emphasis"><text:span text:style-name="T2">Validación y evidencias:</text:span></text:span></text:p>
      <text:list text:style-name="L19">
        <text:list-item>
          <text:p text:style-name="P51"><text:soft-page-break/>Verifica visualmente que:</text:p>
          <text:list>
            <text:list-item>
              <text:p text:style-name="P52">Las notas aparecen/desaparecen sin recargar la página.</text:p>
            </text:list-item>
            <text:list-item>
              <text:p text:style-name="P52">Al recargar, las notas siguen (Local Storage).</text:p>
            </text:list-item>
          </text:list>
        </text:list-item>
        <text:list-item>
          <text:p text:style-name="P51">Capturas de pantalla:</text:p>
          <text:list>
            <text:list-item>
              <text:p text:style-name="P52">DOM antes/después de agregar y eliminar.</text:p>
            </text:list-item>
            <text:list-item>
              <text:p text:style-name="P52">Consola mostrando guardado, cargado y cambios en la lista.</text:p>
            </text:list-item>
            <text:list-item>
              <text:p text:style-name="P52">Local Storage en el panel de Application.</text:p>
            </text:list-item>
          </text:list>
        </text:list-item>
      </text:list>
      <text:p text:style-name="P16"> </text:p>
      <text:p text:style-name="P17">Criterios de aceptación</text:p>
      <text:list text:style-name="L20">
        <text:list-item>
          <text:p text:style-name="P53"><text:span text:style-name="T3">Se </text:span><text:span text:style-name="Strong_20_Emphasis"><text:span text:style-name="T4">agregan y eliminan</text:span></text:span><text:span text:style-name="T3"> elementos de la lista usando API del DOM (appendChild, removeChild).</text:span></text:p>
        </text:list-item>
        <text:list-item>
          <text:p text:style-name="P53"><text:span text:style-name="T3">Se utilizan al menos </text:span><text:span text:style-name="Strong_20_Emphasis"><text:span text:style-name="T4">dos métodos de selección</text:span></text:span><text:span text:style-name="T3"> (getElementById, querySelector/All).</text:span></text:p>
        </text:list-item>
        <text:list-item>
          <text:p text:style-name="P54">Se modifica contenido con textContent.</text:p>
        </text:list-item>
        <text:list-item>
          <text:p text:style-name="P53"><text:span text:style-name="Strong_20_Emphasis"><text:span text:style-name="T4">Local Storage:</text:span></text:span></text:p>
          <text:list>
            <text:list-item>
              <text:p text:style-name="P55"><text:span text:style-name="T3">Notas </text:span><text:span text:style-name="Strong_20_Emphasis"><text:span text:style-name="T4">persisten</text:span></text:span><text:span text:style-name="T3"> tras recargar (guardar y recuperar correctamente).</text:span></text:p>
            </text:list-item>
            <text:list-item>
              <text:p text:style-name="P55"><text:span text:style-name="T3">Se evidencian acciones en </text:span><text:span text:style-name="Strong_20_Emphasis"><text:span text:style-name="T4">consola</text:span></text:span><text:span text:style-name="T3"> y se adjuntan </text:span><text:span text:style-name="Strong_20_Emphasis"><text:span text:style-name="T4">capturas</text:span></text:span><text:span text:style-name="T3"> solicitadas.</text:span></text:p>
            </text:list-item>
            <text:list-item>
              <text:p text:style-name="P56">Código comentado y uso de let/const.</text:p>
            </text:list-item>
          </text:list>
        </text:list-item>
      </text:list>
      <text:p text:style-name="P16"> </text:p>
      <text:p text:style-name="P35"><text:span text:style-name="Strong_20_Emphasis"><text:span text:style-name="T5">Story Points:</text:span></text:span><text:span text:style-name="T6"> 25</text:span></text:p>
      <text:p text:style-name="Standard"/>
      <text:p text:style-name="Standard"/>
      <text:p text:style-name="P1">Historia de usuario - Semana 4</text:p>
      <text:p text:style-name="P2">Desarrollo de una mini aplicación web integral con persistencia y consumo de APIs</text:p>
      <text:p text:style-name="P3"> </text:p>
      <text:p text:style-name="P4">Objetivo de la Historia de usuario</text:p>
      <text:p text:style-name="P19">Diseñar e implementar una aplicación web completa que integre los conceptos fundamentales de JavaScript vistos durante el Módulo 3, incluyendo interacción con el usuario, manipulación dinámica del DOM, persistencia de datos en el navegador y comunicación con servidores mediante Fetch API. Con esta historia, cada coder podrá reforzar:</text:p>
      <text:list text:style-name="L21">
        <text:list-item>
          <text:p text:style-name="P57"><text:soft-page-break/>Declaración y manipulación de variables (let, const) y estructuras de datos (objetos, arrays, sets, maps).</text:p>
        </text:list-item>
        <text:list-item>
          <text:p text:style-name="P57">Interacción con el usuario mediante entrada de datos y mensajes dinámicos.</text:p>
        </text:list-item>
        <text:list-item>
          <text:p text:style-name="P57">Manipulación avanzada del DOM (crear, modificar y eliminar elementos).</text:p>
        </text:list-item>
        <text:list-item>
          <text:p text:style-name="P57">Uso de Local Storage para persistir información.</text:p>
        </text:list-item>
        <text:list-item>
          <text:p text:style-name="P57">Comunicación con un servidor simulado o real mediante Fetch API y operaciones CRUD (GET, POST, PUT, DELETE).</text:p>
        </text:list-item>
        <text:list-item>
          <text:p text:style-name="P57">Manejo de errores y validación de datos.</text:p>
        </text:list-item>
        <text:list-item>
          <text:p text:style-name="P57">Buenas prácticas de código, comentarios descriptivos y nomenclatura camelCase.</text:p>
        </text:list-item>
      </text:list>
      <text:p text:style-name="P16"> </text:p>
      <text:p text:style-name="P22">Descripción de las tareas</text:p>
      <text:p text:style-name="P10">TASK 1</text:p>
      <text:p text:style-name="P11"><text:span text:style-name="T1">1. </text:span><text:span text:style-name="Strong_20_Emphasis"><text:span text:style-name="T2">Crea los siguientes archivos iniciales:</text:span></text:span></text:p>
      <text:list text:style-name="L22">
        <text:list-item>
          <text:p text:style-name="P58"><text:span text:style-name="Strong_20_Emphasis"><text:span text:style-name="T2">index.html:</text:span></text:span><text:span text:style-name="T1"> contendrá la estructura del proyecto con un formulario para agregar datos (por ejemplo, productos o tareas), una lista (&lt;ul&gt;) donde se renderizarán los elementos, y un botón para sincronizar con la API.</text:span></text:p>
        </text:list-item>
        <text:list-item>
          <text:p text:style-name="P58"><text:span text:style-name="Strong_20_Emphasis"><text:span text:style-name="T2">app.js:</text:span></text:span><text:span text:style-name="T1"> contendrá toda la lógica de interacción, persistencia y comunicación con el servidor.</text:span></text:p>
        </text:list-item>
        <text:list-item>
          <text:p text:style-name="P58"><text:span text:style-name="Strong_20_Emphasis"><text:span text:style-name="T2">Requisitos:</text:span></text:span></text:p>
          <text:list>
            <text:list-item>
              <text:p text:style-name="P59">Comentar claramente cada sección.</text:p>
            </text:list-item>
            <text:list-item>
              <text:p text:style-name="P59">Verificar que los archivos estén correctamente enlazados.</text:p>
            </text:list-item>
          </text:list>
        </text:list-item>
      </text:list>
      <text:p text:style-name="P10">TASK 2</text:p>
      <text:p text:style-name="P11"><text:span text:style-name="T1">2. </text:span><text:span text:style-name="Strong_20_Emphasis"><text:span text:style-name="T2">Captura e interacción con el usuario:</text:span></text:span></text:p>
      <text:list text:style-name="L23">
        <text:list-item>
          <text:p text:style-name="P60">Solicita al usuario información desde el DOM o mediante prompt() (nombre del producto, precio, o descripción).</text:p>
        </text:list-item>
        <text:list-item>
          <text:p text:style-name="P60">Valida los campos para evitar datos vacíos o inválidos.</text:p>
        </text:list-item>
        <text:list-item>
          <text:p text:style-name="P60">Muestra mensajes dinámicos de éxito o error en consola o en el DOM.</text:p>
        </text:list-item>
      </text:list>
      <text:p text:style-name="P10">TASK 3</text:p>
      <text:p text:style-name="P11"><text:span text:style-name="T1">3. </text:span><text:span text:style-name="Strong_20_Emphasis"><text:span text:style-name="T2">Manipulación dinámica del DOM:</text:span></text:span></text:p>
      <text:list text:style-name="L24">
        <text:list-item>
          <text:p text:style-name="P61"><text:soft-page-break/>Permite agregar elementos a una lista del DOM representando los datos capturados.</text:p>
        </text:list-item>
        <text:list-item>
          <text:p text:style-name="P61">Crea elementos &lt;li&gt; dinámicamente y agrégales un botón “Eliminar”.</text:p>
        </text:list-item>
        <text:list-item>
          <text:p text:style-name="P61">Implementa la función para borrar un elemento al hacer clic.</text:p>
        </text:list-item>
        <text:list-item>
          <text:p text:style-name="P61">Usa appendChild() y removeChild() para modificar el DOM.</text:p>
        </text:list-item>
      </text:list>
      <text:p text:style-name="P10">TASK 4</text:p>
      <text:p text:style-name="P11"><text:span text:style-name="T1">4. </text:span><text:span text:style-name="Strong_20_Emphasis"><text:span text:style-name="T2">Persistencia en Local Storage:</text:span></text:span></text:p>
      <text:list text:style-name="L25">
        <text:list-item>
          <text:p text:style-name="P62">Guarda los datos agregados en el navegador para mantenerlos entre sesiones.</text:p>
        </text:list-item>
        <text:list-item>
          <text:p text:style-name="P62">Implementa un arreglo global para almacenar los datos.</text:p>
        </text:list-item>
        <text:list-item>
          <text:p text:style-name="P62">Usa localStorage.setItem() y localStorage.getItem() para guardar y recuperar información.</text:p>
        </text:list-item>
        <text:list-item>
          <text:p text:style-name="P62">Al recargar la página, renderiza los datos almacenados automáticamente.</text:p>
        </text:list-item>
      </text:list>
      <text:p text:style-name="P10">TASK 5</text:p>
      <text:p text:style-name="P11"><text:span text:style-name="T1">5. </text:span><text:span text:style-name="Strong_20_Emphasis"><text:span text:style-name="T2">Integración con Fetch API (Consumo de API):</text:span></text:span></text:p>
      <text:list text:style-name="L26">
        <text:list-item>
          <text:p text:style-name="P63">Conecta la aplicación con un servidor local (JSON Server) o una API pública.</text:p>
        </text:list-item>
        <text:list-item>
          <text:p text:style-name="P63">Implementa las operaciones básicas:</text:p>
          <text:list>
            <text:list-item>
              <text:p text:style-name="P64">GET: obtener la lista de elementos.</text:p>
            </text:list-item>
            <text:list-item>
              <text:p text:style-name="P64">POST: agregar nuevos elementos.</text:p>
            </text:list-item>
            <text:list-item>
              <text:p text:style-name="P64">PUT: actualizar un elemento existente.</text:p>
            </text:list-item>
            <text:list-item>
              <text:p text:style-name="P64">DELETE: eliminar un elemento.</text:p>
            </text:list-item>
          </text:list>
        </text:list-item>
        <text:list-item>
          <text:p text:style-name="P63">Usa async/await y try...catch para manejar las respuestas y errores.</text:p>
        </text:list-item>
        <text:list-item>
          <text:p text:style-name="P63">Muestra en consola o DOM los resultados de cada solicitud.</text:p>
        </text:list-item>
      </text:list>
      <text:p text:style-name="P10">TASK 6</text:p>
      <text:p text:style-name="P11"><text:span text:style-name="T1">6. </text:span><text:span text:style-name="Strong_20_Emphasis"><text:span text:style-name="T2">Validaciones y pruebas finales:</text:span></text:span></text:p>
      <text:list text:style-name="L27">
        <text:list-item>
          <text:p text:style-name="P65">Asegura que todas las funcionalidades trabajen en conjunto:</text:p>
          <text:list>
            <text:list-item>
              <text:p text:style-name="P66">Los datos se agregan al DOM.</text:p>
            </text:list-item>
            <text:list-item>
              <text:p text:style-name="P66">Los cambios se reflejan en el Local Storage.</text:p>
            </text:list-item>
            <text:list-item>
              <text:p text:style-name="P66">Las operaciones se sincronizan correctamente con la API.</text:p>
            </text:list-item>
          </text:list>
        </text:list-item>
        <text:list-item>
          <text:p text:style-name="P65">Incluye capturas de:</text:p>
          <text:list>
            <text:list-item>
              <text:p text:style-name="P66">El DOM antes y después de una operación.</text:p>
            </text:list-item>
            <text:list-item>
              <text:p text:style-name="P66">La consola mostrando las respuestas del servidor.</text:p>
            </text:list-item>
            <text:list-item>
              <text:p text:style-name="P66">El contenido del Local Storage.</text:p>
            </text:list-item>
          </text:list>
        </text:list-item>
      </text:list>
      <text:p text:style-name="P16"><text:soft-page-break/> </text:p>
      <text:p text:style-name="P17">Criterios de aceptación</text:p>
      <text:list text:style-name="L28">
        <text:list-item>
          <text:p text:style-name="P67"><text:span text:style-name="T3">Se utiliza </text:span><text:span text:style-name="Strong_20_Emphasis"><text:span text:style-name="T4">JavaScript moderno (ES6+)</text:span></text:span><text:span text:style-name="T3"> con let y const.</text:span></text:p>
        </text:list-item>
        <text:list-item>
          <text:p text:style-name="P67"><text:span text:style-name="T3">Se integran correctamente los conceptos de </text:span><text:span text:style-name="Strong_20_Emphasis"><text:span text:style-name="T4">DOM, Local Storage, y Fetch API</text:span></text:span><text:span text:style-name="T3">.</text:span></text:p>
        </text:list-item>
        <text:list-item>
          <text:p text:style-name="P68">Se aplican validaciones de entrada y manejo de errores.</text:p>
        </text:list-item>
        <text:list-item>
          <text:p text:style-name="P68">Las operaciones CRUD funcionan correctamente con la API.</text:p>
        </text:list-item>
        <text:list-item>
          <text:p text:style-name="P68">El código está comentado y organizado.</text:p>
        </text:list-item>
        <text:list-item>
          <text:p text:style-name="P68">Se evidencian resultados mediante capturas o registros en consola.</text:p>
        </text:list-item>
      </text:list>
      <text:p text:style-name="P16"> </text:p>
      <text:p text:style-name="P35"><text:span text:style-name="Strong_20_Emphasis"><text:span text:style-name="T5">Story Points:</text:span></text:span><text:span text:style-name="T6"> 25</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11T18:16:04.817700114</meta:creation-date>
    <dc:date>2026-01-11T18:17:41.875090849</dc:date>
    <meta:editing-duration>PT1M37S</meta:editing-duration>
    <meta:editing-cycles>1</meta:editing-cycles>
    <meta:document-statistic meta:table-count="0" meta:image-count="0" meta:object-count="0" meta:page-count="9" meta:paragraph-count="220" meta:word-count="1699" meta:character-count="10227" meta:non-whitespace-character-count="8854"/>
    <meta:generator>LibreOffice/25.2.3.2$Linux_X86_64 LibreOffice_project/520$Build-2</meta:generator>
  </office:meta>
</office:document-meta>
</file>